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ＭＳ ゴシック" svg:font-family="'ＭＳ ゴシック'" style:font-family-generic="modern"/>
    <style:font-face style:name="Helvetica" svg:font-family="Helvetica" style:font-family-generic="swiss"/>
    <style:font-face style:name="Calibri" svg:font-family="Calibri"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Heading_20_1">
      <style:paragraph-properties fo:text-align="justify" style:justify-single-word="false"/>
      <style:text-properties fo:language="es" fo:country="ES"/>
    </style:style>
    <style:style style:name="P3" style:family="paragraph" style:parent-style-name="Heading_20_1">
      <style:paragraph-properties fo:text-align="justify" style:justify-single-word="false"/>
      <style:text-properties fo:color="#2300dc" style:font-name="Calibri1"/>
    </style:style>
    <style:style style:name="P4" style:family="paragraph" style:parent-style-name="Heading_20_1">
      <style:paragraph-properties fo:text-align="justify" style:justify-single-word="false"/>
      <style:text-properties fo:color="#0000ff" style:font-name="Calibri1"/>
    </style:style>
    <style:style style:name="P5" style:family="paragraph" style:parent-style-name="Heading_20_1">
      <style:paragraph-properties fo:text-align="justify" style:justify-single-word="false"/>
    </style:style>
    <style:style style:name="P6" style:family="paragraph" style:parent-style-name="Standard">
      <style:text-properties fo:language="es" fo:country="ES"/>
    </style:style>
    <style:style style:name="P7" style:family="paragraph" style:parent-style-name="Standard">
      <style:text-properties fo:language="es" fo:country="ES" fo:font-weight="normal" style:font-weight-asian="normal" style:font-weight-complex="normal"/>
    </style:style>
    <style:style style:name="P8" style:family="paragraph" style:parent-style-name="Standard">
      <style:paragraph-properties fo:text-align="justify" style:justify-single-word="false"/>
      <style:text-properties fo:language="es" fo:country="ES"/>
    </style:style>
    <style:style style:name="P9" style:family="paragraph" style:parent-style-name="Standard">
      <style:text-properties fo:language="es" fo:country="ES" fo:font-weight="bold" style:font-weight-asian="bold"/>
    </style:style>
    <style:style style:name="P10" style:family="paragraph" style:parent-style-name="Standard">
      <style:paragraph-properties fo:text-align="justify" style:justify-single-word="false"/>
      <style:text-properties fo:language="es" fo:country="ES" fo:font-weight="bold" style:font-weight-asian="bold"/>
    </style:style>
    <style:style style:name="P11" style:family="paragraph" style:parent-style-name="Standard">
      <style:paragraph-properties fo:text-align="center" style:justify-single-word="false"/>
      <style:text-properties fo:font-size="16pt" fo:language="es" fo:country="ES" fo:font-weight="bold" style:font-size-asian="16pt" style:font-weight-asian="bold" style:font-size-complex="16pt"/>
    </style:style>
    <style:style style:name="P12" style:family="paragraph" style:parent-style-name="Standard">
      <style:paragraph-properties fo:text-align="center" style:justify-single-word="false"/>
      <style:text-properties fo:font-size="16pt" fo:language="es" fo:country="ES" style:font-size-asian="16pt" style:font-size-complex="16pt"/>
    </style:style>
    <style:style style:name="P13" style:family="paragraph" style:parent-style-name="Standard">
      <style:paragraph-properties fo:text-align="justify" style:justify-single-word="false"/>
    </style:style>
    <style:style style:name="P14" style:family="paragraph" style:parent-style-name="Heading_20_2">
      <style:text-properties fo:language="es" fo:country="ES"/>
    </style:style>
    <style:style style:name="P15" style:family="paragraph" style:parent-style-name="Heading_20_4">
      <style:text-properties fo:language="es" fo:country="ES"/>
    </style:style>
    <style:style style:name="P16" style:family="paragraph" style:parent-style-name="Text_20_body">
      <style:paragraph-properties fo:text-align="justify" style:justify-single-word="false"/>
    </style:style>
    <style:style style:name="T1" style:family="text">
      <style:text-properties fo:language="es" fo:country="ES"/>
    </style:style>
    <style:style style:name="T2" style:family="text">
      <style:text-properties fo:language="es" fo:country="ES" fo:font-weight="bold" style:font-weight-asian="bold"/>
    </style:style>
    <style:style style:name="T3" style:family="text">
      <style:text-properties fo:language="es" fo:country="ES" fo:font-weight="normal" style:font-weight-asian="normal" style:font-weight-complex="normal"/>
    </style:style>
    <style:style style:name="T4" style:family="text">
      <style:text-properties fo:font-weight="bold" style:font-weight-asian="bold"/>
    </style:style>
    <style:style style:name="T5" style:family="text">
      <style:text-properties fo:font-weight="normal" style:font-weight-asian="normal" style:font-weight-complex="normal"/>
    </style:style>
    <style:style style:name="T6" style:family="text">
      <style:text-properties fo:color="#0000ff" style:font-name="Times New Roman"/>
    </style:style>
    <style:style style:name="T7" style:family="text">
      <style:text-properties fo:color="#0000ff" style:font-name="Times New Roman" fo:language="es" fo:country="ES"/>
    </style:style>
    <style:style style:name="T8" style:family="text">
      <style:text-properties fo:color="#0000ff" style:font-name="Times New Roman" fo:language="es" fo:country="ES" fo:font-weight="bold" style:font-weight-asian="bold"/>
    </style:style>
    <style:style style:name="T9" style:family="text">
      <style:text-properties fo:color="#0000ff" style:font-name="Times New Roman" fo:font-weight="bold" style:font-weight-asian="bold"/>
    </style:style>
    <style:style style:name="T10" style:family="text">
      <style:text-properties fo:color="#000000" style:font-name="Times New Roman"/>
    </style:style>
    <style:style style:name="T11" style:family="text">
      <style:text-properties style:use-window-font-color="true" style:font-name="Times New Roman"/>
    </style:style>
    <style:style style:name="T12" style:family="text">
      <style:text-properties style:use-window-font-color="true" style:font-name="Times New Roman" fo:font-weight="normal" style:font-weight-asian="normal" style:font-weight-complex="normal"/>
    </style:style>
    <style:style style:name="T13" style:family="text">
      <style:text-properties style:use-window-font-color="true" style:font-name="Calibri1"/>
    </style:style>
    <style:style style:name="T14" style:family="text">
      <style:text-properties fo:language="en" fo:country="US"/>
    </style:style>
    <style:style style:name="T15" style:family="text">
      <style:text-properties style:font-name="Helvetica" fo:font-size="12pt" style:font-name-asian="Helvetica" style:font-size-asian="12pt" style:font-name-complex="Helvetica" style:font-size-complex="12pt"/>
    </style:style>
    <style:style style:name="T16" style:family="text">
      <style:text-properties style:font-name="Helvetica" fo:font-size="12pt" fo:font-weight="bold" style:font-name-asian="Helvetica" style:font-size-asian="12pt" style:font-weight-asian="bold" style:font-name-complex="Helvetica" style:font-size-complex="12pt"/>
    </style:style>
    <style:style style:name="T17" style:family="text">
      <style:text-properties fo:color="#2300dc" style:font-name="Calibri1"/>
    </style:style>
    <style:style style:name="T18" style:family="text">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4">Validation</text:span> Test Plan: (Aplicación autobús)</text:p>
      <text:p text:style-name="P12"><text:span text:style-name="T4">Proyecto TTT (</text:span><text:span text:style-name="T15">Tiempos del Transporte de Teruel</text:span><text:span text:style-name="T16">)</text:span></text:p>
      <text:p text:style-name="P9"/>
      <text:p text:style-name="P10"/>
      <text:h text:style-name="P3" text:outline-level="1">1. Introducción</text:h>
      <text:p text:style-name="P13"><text:span text:style-name="T17"><text:tab/></text:span><text:span text:style-name="T13"> </text:span><text:span text:style-name="T11">El proyecto TTT es una implementación de una aplicación para usuarios que desean conocer el tiempo que falta para la llegada de su autobús urbano y para consulta de las diferentes lineas que circulan por la ciudad. La aplicación será ejecutada en la plataforma electrónica web y Android para dispositivos móviles.</text:span></text:p>
      <text:p text:style-name="P13"><text:span text:style-name="T11"/></text:p>
      <text:p text:style-name="P13"><text:span text:style-name="T11"><text:tab/>Existe una comunicación entre el usuario y el servidor a través de una conexión TCP/IP, la cual será transparente al usuario. Los autobuses serán los encargados de ir mandando al servidor su localización y toda la información necesaria para que los usuarios puedan obtener sus consultas reales. El usuario desconocerá como es el funcionamiento interno del proyecto, él únicamente accederá a nuestra aplicación y realizara diferentes consultas a un servidor sobre lineas, horarios... y el servidor será el encargado de enviar la información a los usuarios que la soliciten.</text:span></text:p>
      <text:p text:style-name="P13"><text:span text:style-name="T11"/></text:p>
      <text:p text:style-name="P13"><text:span text:style-name="T11"/></text:p>
      <text:h text:style-name="P4" text:outline-level="1"><text:span text:style-name="T18">2. Primeras pruebas</text:span></text:h>
      <text:p text:style-name="P13"><text:span text:style-name="T11"/></text:p>
      <text:p text:style-name="P13"><text:span text:style-name="T11"><text:tab/>Las primeras pruebas a realizar serán las relacionadas en la conexión entre el cliente y el servidor. Comunicación entre ambos, envío de peticiones y solicitudes, gestión de las mismas y envío de la información solicitada.</text:span></text:p>
      <text:p text:style-name="P13"><text:span text:style-name="T11"/></text:p>
      <text:p text:style-name="P13"><text:span text:style-name="T11"><text:tab/>Una vez se compruebe que estas primeras pruebas son correctas, se harán pruebas para comprobar el correcto funcionamiento de todos y cada uno de los casos de uso de nuestras diferentes aplicaciones.</text:span></text:p>
      <text:p text:style-name="P13"><text:span text:style-name="T11"/></text:p>
      <text:p text:style-name="P13"><text:span text:style-name="T11"/></text:p>
      <text:h text:style-name="P4" text:outline-level="1"><text:span text:style-name="T18">3. Planificación de pruebas</text:span></text:h>
      <text:p text:style-name="P13"><text:span text:style-name="T11"/></text:p>
      <text:p text:style-name="P13"><text:span text:style-name="T11"><text:tab/>El desarrollo de las diferentes pruebas que se llevarán a cabo para nuestra proyecto comenzarán a finales de Marzo de 2011, y se irán desarrollando a medida que haya código funcional. Finalmente se hará un conjunto de pruebas finales las cuales comenzarán según la planificación la segunda semana de Abril. Las pruebas se realizarán en la máquina virtual de Android ya que ninguno de los integrantes del grupo disponemos de un dispositivo con dicho sistema operativo. </text:span></text:p>
      <text:p text:style-name="P13"><text:span text:style-name="T11"/></text:p>
      <text:p text:style-name="P13"><text:span text:style-name="T11"/></text:p>
      <text:h text:style-name="P5" text:outline-level="1"><text:span text:style-name="T6">4. Pruebas que se van a realizar para la aplicación autobús</text:span></text:h>
      <text:p text:style-name="P16"><text:span text:style-name="T8"/></text:p>
      <text:p text:style-name="P16"><text:span text:style-name="T8"><text:tab/></text:span>Las diferentes pruebas que se van a llevar a cabo para la aplicación autobús se han obtenido realizando un estudio de todos los requisitos de la aplicación autobús. En este documento se refleja para un determinado requisito las pruebas que se deberán realizar para comprobar el correcto <text:soft-page-break/>funcionamiento de cada uno de los diferentes prototipos.</text:p>
      <text:h text:style-name="P14" text:outline-level="2">4.1 Requisitos generales</text:h>
      <text:p text:style-name="Standard"/>
      <text:p text:style-name="Standard"><text:span text:style-name="T2">REQ_GEN_01_01: </text:span><text:span text:style-name="T3">Actualizar información del sistema.</text:span></text:p>
      <text:p text:style-name="P1"/>
      <text:p text:style-name="P1"/>
      <text:h text:style-name="P14" text:outline-level="2">4.4 Requisitos específicos</text:h>
      <text:h text:style-name="P15" text:outline-level="4">4.4.3 Actualización de datos</text:h>
      <text:p text:style-name="Standard"><text:span text:style-name="T4">REQ_BUS_03_01: </text:span><text:span text:style-name="T5">Detección de una parada a su paso por su posición.</text:span></text:p>
      <text:p text:style-name="Standard"/>
      <text:p text:style-name="Standard"><text:span text:style-name="T2">REQ_BUS_03_01:</text:span><text:span text:style-name="T1"> Cálculo y e</text:span><text:span text:style-name="T3">nvío de la velocidad media entre la parada anterior y la actual.</text:span></text:p>
      <text:p text:style-name="P1"/>
      <text:p text:style-name="Standard"><text:span text:style-name="T2">REQ_BUS_03_02: </text:span><text:span text:style-name="T3">Envio de la descripción de la siguiente parada.</text:span></text:p>
      <text:p text:style-name="P7"/>
      <text:p text:style-name="P8"/>
      <text:h text:style-name="P2" text:outline-level="1"><text:span text:style-name="T6">5. Necesidades para realizar las pruebas</text:span></text:h>
      <text:p text:style-name="Standard"><text:span text:style-name="T7"/></text:p>
      <text:p text:style-name="Standard"><text:span text:style-name="T7"><text:tab/></text:span>Para realizar las diferentes pruebas se necesitara hacer un hipotético entorno como el que sería usado por los usuarios de nuestro sistema. Para ello usaremos el SDK de la máquina virtual de Android sobre un entorno de desarrollo Eclip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ＭＳ ゴシック" svg:font-family="'ＭＳ ゴシック'" style:font-family-generic="modern"/>
    <style:font-face style:name="Helvetica" svg:font-family="Helvetica" style:font-family-generic="swiss"/>
    <style:font-face style:name="Calibri" svg:font-family="Calibri"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3pt" fo:font-weight="bold" style:font-name-asian="ＭＳ ゴシック"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color="#4f81bd" style:font-name="Calibri" fo:font-style="italic" fo:font-weight="bold" style:font-name-asian="ＭＳ ゴシック" style:font-style-asian="italic" style:font-weight-asian="bold" style:font-name-complex="Times New Roman"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18:17:51.78</meta:creation-date>
    <dc:date>2011-03-27T19:21:21.71</dc:date>
    <meta:editing-duration>PT00H07M37S</meta:editing-duration>
    <meta:editing-cycles>2</meta:editing-cycles>
    <meta:generator>OpenOffice.org/3.2$Win32 OpenOffice.org_project/320m18$Build-9502</meta:generator>
    <meta:document-statistic meta:table-count="0" meta:image-count="0" meta:object-count="0" meta:page-count="2" meta:paragraph-count="21" meta:word-count="465" meta:character-count="2956"/>
  </office:meta>
</office:document-meta>
</file>